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95817095065501</text:p>
          </table:table-cell>
          <table:table-cell office:value-type="string" calcext:value-type="string">
            <text:p>2022-12-20 17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55632" calcext:value-type="float">
            <text:p>35.15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17095065501</text:p>
          </table:table-cell>
          <table:table-cell office:value-type="string" calcext:value-type="string">
            <text:p>2022-02-23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7472" calcext:value-type="float">
            <text:p>34.63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17095065501</text:p>
          </table:table-cell>
          <table:table-cell office:value-type="string" calcext:value-type="string">
            <text:p>2020-01-28 1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1048" calcext:value-type="float">
            <text:p>33.53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17095065501</text:p>
          </table:table-cell>
          <table:table-cell office:value-type="string" calcext:value-type="string">
            <text:p>2019-02-07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7432" calcext:value-type="float">
            <text:p>34.31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17095065501</text:p>
          </table:table-cell>
          <table:table-cell office:value-type="string" calcext:value-type="string">
            <text:p>2017-12-19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6192" calcext:value-type="float">
            <text:p>39.6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17095065501</text:p>
          </table:table-cell>
          <table:table-cell office:value-type="string" calcext:value-type="string">
            <text:p>2017-01-24 16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2312" calcext:value-type="float">
            <text:p>39.0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17095065501</text:p>
          </table:table-cell>
          <table:table-cell office:value-type="string" calcext:value-type="string">
            <text:p>2016-01-06 17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4312" calcext:value-type="float">
            <text:p>36.02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17095065501</text:p>
          </table:table-cell>
          <table:table-cell office:value-type="string" calcext:value-type="string">
            <text:p>2014-12-11 19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0008" calcext:value-type="float">
            <text:p>36.64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17095065501</text:p>
          </table:table-cell>
          <table:table-cell office:value-type="string" calcext:value-type="string">
            <text:p>2014-01-21 16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2448" calcext:value-type="float">
            <text:p>37.11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17095065501</text:p>
          </table:table-cell>
          <table:table-cell office:value-type="string" calcext:value-type="string">
            <text:p>2013-01-23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1216" calcext:value-type="float">
            <text:p>37.16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17095065501</text:p>
          </table:table-cell>
          <table:table-cell office:value-type="string" calcext:value-type="string">
            <text:p>2012-01-05 1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0528" calcext:value-type="float">
            <text:p>36.99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17095065501</text:p>
          </table:table-cell>
          <table:table-cell office:value-type="string" calcext:value-type="string">
            <text:p>2011-01-13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25152" calcext:value-type="float">
            <text:p>35.12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17095065501</text:p>
          </table:table-cell>
          <table:table-cell office:value-type="string" calcext:value-type="string">
            <text:p>2010-01-21 15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27032" calcext:value-type="float">
            <text:p>34.92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17095065501</text:p>
          </table:table-cell>
          <table:table-cell office:value-type="string" calcext:value-type="string">
            <text:p>2009-01-13 19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012" calcext:value-type="float">
            <text:p>35.25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17095065501</text:p>
          </table:table-cell>
          <table:table-cell office:value-type="string" calcext:value-type="string">
            <text:p>2008-01-25 15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3336" calcext:value-type="float">
            <text:p>35.07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17095065501</text:p>
          </table:table-cell>
          <table:table-cell office:value-type="string" calcext:value-type="string">
            <text:p>2007-01-10 18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6912" calcext:value-type="float">
            <text:p>33.96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17095065501</text:p>
          </table:table-cell>
          <table:table-cell office:value-type="string" calcext:value-type="string">
            <text:p>2006-01-04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74" calcext:value-type="float">
            <text:p>36.34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17095065501</text:p>
          </table:table-cell>
          <table:table-cell office:value-type="string" calcext:value-type="string">
            <text:p>2005-02-04 1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3528" calcext:value-type="float">
            <text:p>34.32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17095065501</text:p>
          </table:table-cell>
          <table:table-cell office:value-type="string" calcext:value-type="string">
            <text:p>2004-02-13 15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3024" calcext:value-type="float">
            <text:p>34.86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17095065501</text:p>
          </table:table-cell>
          <table:table-cell office:value-type="string" calcext:value-type="string">
            <text:p>2003-01-13 2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788" calcext:value-type="float">
            <text:p>36.37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17095065501</text:p>
          </table:table-cell>
          <table:table-cell office:value-type="string" calcext:value-type="string">
            <text:p>2002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476" calcext:value-type="float">
            <text:p>38.08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17095065501</text:p>
          </table:table-cell>
          <table:table-cell office:value-type="string" calcext:value-type="string">
            <text:p>2001-02-13 21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624" calcext:value-type="float">
            <text:p>38.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17095065501</text:p>
          </table:table-cell>
          <table:table-cell office:value-type="string" calcext:value-type="string">
            <text:p>1999-01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1124" calcext:value-type="float">
            <text:p>44.21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17095065501</text:p>
          </table:table-cell>
          <table:table-cell office:value-type="string" calcext:value-type="string">
            <text:p>1998-01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4928" calcext:value-type="float">
            <text:p>41.71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17095065501</text:p>
          </table:table-cell>
          <table:table-cell office:value-type="string" calcext:value-type="string">
            <text:p>1997-01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3512" calcext:value-type="float">
            <text:p>41.05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17095065501</text:p>
          </table:table-cell>
          <table:table-cell office:value-type="string" calcext:value-type="string">
            <text:p>1996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352" calcext:value-type="float">
            <text:p>39.5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17095065501</text:p>
          </table:table-cell>
          <table:table-cell office:value-type="string" calcext:value-type="string">
            <text:p>1995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8208" calcext:value-type="float">
            <text:p>41.28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17095065501</text:p>
          </table:table-cell>
          <table:table-cell office:value-type="string" calcext:value-type="string">
            <text:p>1994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992" calcext:value-type="float">
            <text:p>41.2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17095065501</text:p>
          </table:table-cell>
          <table:table-cell office:value-type="string" calcext:value-type="string">
            <text:p>1993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844" calcext:value-type="float">
            <text:p>40.8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17095065501</text:p>
          </table:table-cell>
          <table:table-cell office:value-type="string" calcext:value-type="string">
            <text:p>1992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52" calcext:value-type="float">
            <text:p>45.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17095065501</text:p>
          </table:table-cell>
          <table:table-cell office:value-type="string" calcext:value-type="string">
            <text:p>1991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17095065501</text:p>
          </table:table-cell>
          <table:table-cell office:value-type="string" calcext:value-type="string">
            <text:p>1990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17095065501</text:p>
          </table:table-cell>
          <table:table-cell office:value-type="string" calcext:value-type="string">
            <text:p>1989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17095065501</text:p>
          </table:table-cell>
          <table:table-cell office:value-type="string" calcext:value-type="string">
            <text:p>1986-0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648" calcext:value-type="float">
            <text:p>44.2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17095065501</text:p>
          </table:table-cell>
          <table:table-cell office:value-type="string" calcext:value-type="string">
            <text:p>1985-0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45224" calcext:value-type="float">
            <text:p>44.84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17095065501</text:p>
          </table:table-cell>
          <table:table-cell office:value-type="string" calcext:value-type="string">
            <text:p>1984-0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0496" calcext:value-type="float">
            <text:p>42.83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17095065501</text:p>
          </table:table-cell>
          <table:table-cell office:value-type="string" calcext:value-type="string">
            <text:p>1983-08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18048" calcext:value-type="float">
            <text:p>43.81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17095065501</text:p>
          </table:table-cell>
          <table:table-cell office:value-type="string" calcext:value-type="string">
            <text:p>1983-03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5448" calcext:value-type="float">
            <text:p>42.06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17095065501</text:p>
          </table:table-cell>
          <table:table-cell office:value-type="string" calcext:value-type="string">
            <text:p>1964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44" calcext:value-type="float">
            <text:p>39.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31" meta:object-count="0"/>
    <meta:user-defined meta:name="AppVersion">3.0</meta:user-defined>
  </office:meta>
</office:document-meta>
</file>